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rtDTD.StartDTD(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dCDATA.send( ContentHandler content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dPrefixMapping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Document.send(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s.Characters( char [ ] ch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rtEntity.Start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Buffer.start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DTD.send( ContentHandler content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xBuffer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xBuffer.characters( char ch [ ]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PrefixMapping.send(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Buffer.bi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s.send(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PrefixMapping.Start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rtEntity.send( ContentHandler content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xBuffer.toSAX( ContentHandler content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rtCDATA.send( ContentHandler content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xBuffer.end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Element.send(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Buffer.start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ent.send( ContentHandler content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xBuffer.Sax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Buffer.startDTD(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gnorableWhitespace.IgnorableWhitespace( char [ ] ch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xBuffer.endElement( String namespaceURI , String localName ,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ent.Comment( char [ ] ch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xBuff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Buffer.skippe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Buffer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Element.StartElement( String namespaceURI , String localName , String qName , Attribute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dElement.send(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Buffer.addBit( SaxBit b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Document.send(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Element.EndElement( String namespaceURI , String localName ,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axBuff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.PI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xBuffer.startElement( String namespaceURI , String localName , String qName , Attributes at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Buffer.en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Buffer.comment( char ch [ ]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Buffer.processingInstruction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Buffer.end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Entity.En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kippedEntity.send(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DTD.send( ContentHandler content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kippedEntity.Skippe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Buffer.start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Entity.send( ContentHandler content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xBuffer.ignorableWhitespace( char ch [ ]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gnorableWhitespace.send(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refixMapping.send(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.send(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